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Standard">
      <style:paragraph-properties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Standard">
      <style:paragraph-properties fo:orphans="2" fo:widows="2" fo:text-indent="0in" style:auto-text-indent="false"/>
    </style:style>
    <style:style style:name="T1" style:family="text">
      <style:text-properties style:font-name="Arial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ake_minimum_required(VERSION 3.10)</text:p>
      <text:p text:style-name="P1">project(BankingSystem)</text:p>
      <text:p text:style-name="P1"/>
      <text:p text:style-name="P1">set(CMAKE_CXX_STANDARD 11)</text:p>
      <text:p text:style-name="P1">set(CMAKE_CXX_STANDARD_</text:p>
      <text:p text:style-name="P1"/>
      <text:p text:style-name="P1">include_directories(include)</text:p>
      <text:p text:style-name="P1"/>
      <text:p text:style-name="P1">add_executable(banking_app</text:p>
      <text:p text:style-name="P3">    <text:span text:style-name="T1">source/main.cpp</text:span></text:p>
      <text:p text:style-name="P3">    <text:span text:style-name="T1">source/Account.cpp</text:span></text:p>
      <text:p text:style-name="P3">    <text:span text:style-name="T1">source/Bank.cpp</text:span></text:p>
      <text:p text:style-name="P3">    <text:span text:style-name="T1">source/Database.cpp</text:span></text:p>
      <text:p text:style-name="P3">    <text:span text:style-name="T1">source/Transaction.cpp</text:span></text:p>
      <text:p text:style-name="P3">    <text:span text:style-name="T1">source/Factories.cpp</text:span></text:p>
      <text:p text:style-name="P3">    <text:span text:style-name="T1">source/Utils.cpp</text:span></text:p>
      <text:p text:style-name="P1">)</text:p>
      <text:p text:style-name="P1"/>
      <text:p text:style-name="P3">≠<text:span text:style-name="T1">==========================={=</text:span></text:p>
      <text:p text:style-name="P1"># For tests</text:p>
      <text:p text:style-name="P1">add_subdirectory(tests)</text:p>
      <text:p text:style-name="P1"/>
      <text:p text:style-name="P1">find_package(GTest REQUIRED)</text:p>
      <text:p text:style-name="P2">include_directories(${GTEST_</text:p>
      <text:p text:style-name="P5"/>
      <text:p text:style-name="P2">add_executable(unit_tests</text:p>
      <text:p text:style-name="P4">    <text:span text:style-name="T1">test_Account.cpp</text:span></text:p>
      <text:p text:style-name="P4">    <text:span text:style-name="T1">test_Bank.cpp</text:span></text:p>
      <text:p text:style-name="P4">    <text:span text:style-name="T1"># Add other test files</text:span></text:p>
      <text:p text:style-name="P2">)</text:p>
      <text:p text:style-name="P5"/>
      <text:p text:style-name="P2">target_link_libraries(unit_</text:p>
      <text:p text:style-name="P2"># Link main sources if needed, or use static libs for modularity</text:p>
      <text:p text:style-name="P1"/>
      <text:p text:style-name="P1">==============================</text:p>
      <text:p text:style-name="P1"/>
      <text:p text:style-name="P1"/>
      <text:p text:style-name="P1">#ifndef UTILS_H</text:p>
      <text:p text:style-name="P2">#define UTILS_H</text:p>
      <text:p text:style-name="P5"/>
      <text:p text:style-name="P2">#include &lt;string&gt;</text:p>
      <text:p text:style-name="P2">#include &lt;chrono&gt;</text:p>
      <text:p text:style-name="P2">#include &lt;sstream&gt;</text:p>
      <text:p text:style-name="P5"/>
      <text:p text:style-name="P2">namespace Utils {</text:p>
      <text:p text:style-name="P4">    <text:span text:style-name="T1">unsigned long hashPassword(const std::string&amp; password) {</text:span></text:p>
      <text:p text:style-name="P4">        <text:span text:style-name="T1">unsigned long hash = 5381;</text:span></text:p>
      <text:p text:style-name="P4">        <text:span text:style-name="T1">for (char c : password) {</text:span></text:p>
      <text:p text:style-name="P4">            <text:span text:style-name="T1">hash = ((hash &lt;&lt; 5) + hash) + c; // hash * 33 + c</text:span></text:p>
      <text:p text:style-name="P4">        <text:span text:style-name="T1">}</text:span></text:p>
      <text:p text:style-name="P4">        <text:span text:style-name="T1">return hash;</text:span></text:p>
      <text:p text:style-name="P4">    <text:span text:style-name="T1">}</text:span></text:p>
      <text:p text:style-name="P5"><text:soft-page-break/></text:p>
      <text:p text:style-name="P4">    <text:span text:style-name="T1">std::string getCurrentDate() {</text:span></text:p>
      <text:p text:style-name="P4">        <text:span text:style-name="T1">auto now = std::chrono::system_clock::</text:span></text:p>
      <text:p text:style-name="P4">        <text:span text:style-name="T1">std::time_t time = std::chrono::system_clock::to_</text:span></text:p>
      <text:p text:style-name="P4">        <text:span text:style-name="T1">std::stringstream ss;</text:span></text:p>
      <text:p text:style-name="P4">        <text:span text:style-name="T1">ss &lt;&lt; std::ctime(&amp;time);</text:span></text:p>
      <text:p text:style-name="P4">        <text:span text:style-name="T1">return ss.str().substr(0, ss.str().size() - 1); // Remove newline</text:span></text:p>
      <text:p text:style-name="P4">    <text:span text:style-name="T1">}</text:span></text:p>
      <text:p text:style-name="P2">}</text:p>
      <text:p text:style-name="P5"/>
      <text:p text:style-name="P2">#endif</text:p>
      <text:p text:style-name="P5"/>
      <text:p text:style-name="P2">========{================{{{{=</text:p>
      <text:p text:style-name="P5"/>
      <text:p text:style-name="P5"/>
      <text:p text:style-name="P2">#ifndef TRANSACTION_H</text:p>
      <text:p text:style-name="P2">#define TRANSACTION_H</text:p>
      <text:p text:style-name="P5"/>
      <text:p text:style-name="P2">#include &lt;string&gt;</text:p>
      <text:p text:style-name="P5"/>
      <text:p text:style-name="P2">class Transaction {</text:p>
      <text:p text:style-name="P2">public:</text:p>
      <text:p text:style-name="P4">    <text:span text:style-name="T1">int accountId;</text:span></text:p>
      <text:p text:style-name="P4">    <text:span text:style-name="T1">std::string type; // "Deposit", "Withdraw", "FD"</text:span></text:p>
      <text:p text:style-name="P4">    <text:span text:style-name="T1">double amount;</text:span></text:p>
      <text:p text:style-name="P4">    <text:span text:style-name="T1">std::string date;</text:span></text:p>
      <text:p text:style-name="P4">    <text:span text:style-name="T1">std::string details;</text:span></text:p>
      <text:p text:style-name="P5"/>
      <text:p text:style-name="P4">    <text:span text:style-name="T1">Transaction(int id, std::string t, double amt, std::string d, std::string det = "")</text:span></text:p>
      <text:p text:style-name="P4">        <text:span text:style-name="T1">: accountId(id), type(t), amount(amt), date(d), details(det) {}</text:span></text:p>
      <text:p text:style-name="P2">};</text:p>
      <text:p text:style-name="P5"/>
      <text:p text:style-name="P2">#endif</text:p>
      <text:p text:style-name="P5"/>
      <text:p text:style-name="P5"/>
      <text:p text:style-name="P5"/>
      <text:p text:style-name="P2">=≠============================</text:p>
      <text:p text:style-name="P5"/>
      <text:p text:style-name="P2">#ifndef ACCOUNT_H</text:p>
      <text:p text:style-name="P2">#define ACCOUNT_H</text:p>
      <text:p text:style-name="P5"/>
      <text:p text:style-name="P2">#include &lt;vector&gt;</text:p>
      <text:p text:style-name="P2">#include "Transaction.h"</text:p>
      <text:p text:style-name="P5"/>
      <text:p text:style-name="P2">class Account {</text:p>
      <text:p text:style-name="P2">public:</text:p>
      <text:p text:style-name="P4">    <text:span text:style-name="T1">int id;</text:span></text:p>
      <text:p text:style-name="P4">    <text:span text:style-name="T1">std::string name;</text:span></text:p>
      <text:p text:style-name="P4">    <text:span text:style-name="T1">std::string username;</text:span></text:p>
      <text:p text:style-name="P4">    <text:span text:style-name="T1">unsigned long hashedPassword;</text:span></text:p>
      <text:p text:style-name="P4">    <text:span text:style-name="T1">double balance;</text:span></text:p>
      <text:p text:style-name="P4">    <text:span text:style-name="T1">std::vector&lt;Transaction&gt; transactions;</text:span></text:p>
      <text:p text:style-name="P5"><text:soft-page-break/></text:p>
      <text:p text:style-name="P4">    <text:span text:style-name="T1">Account(int i, std::string n, std::string u, unsigned long pw, double bal = 0.0)</text:span></text:p>
      <text:p text:style-name="P4">        <text:span text:style-name="T1">: id(i), name(n), username(u), hashedPassword(pw), balance(bal) {}</text:span></text:p>
      <text:p text:style-name="P5"/>
      <text:p text:style-name="P4">    <text:span text:style-name="T1">void deposit(double amount);</text:span></text:p>
      <text:p text:style-name="P4">    <text:span text:style-name="T1">bool withdraw(double amount);</text:span></text:p>
      <text:p text:style-name="P4">    <text:span text:style-name="T1">double getBalance() const { return balance; }</text:span></text:p>
      <text:p text:style-name="P4">    <text:span text:style-name="T1">std::vector&lt;Transaction&gt; getHistory(int limit = 5) const;</text:span></text:p>
      <text:p text:style-name="P4">    <text:span text:style-name="T1">void addTransaction(const Transaction&amp; t);</text:span></text:p>
      <text:p text:style-name="P2">};</text:p>
      <text:p text:style-name="P5"/>
      <text:p text:style-name="P2">#endif</text:p>
      <text:p text:style-name="P5"/>
      <text:p text:style-name="P2">================</text:p>
      <text:p text:style-name="P5"/>
      <text:p text:style-name="P2">#include "Account.h"</text:p>
      <text:p text:style-name="P2">#include "Utils.h"</text:p>
      <text:p text:style-name="P5"/>
      <text:p text:style-name="P2">void Account::deposit(double amount) {</text:p>
      <text:p text:style-name="P4">    <text:span text:style-name="T1">balance += amount;</text:span></text:p>
      <text:p text:style-name="P4">    <text:span text:style-name="T1">addTransaction(Transaction(id, "Deposit", amount, Utils::getCurrentDate()));</text:span></text:p>
      <text:p text:style-name="P2">}</text:p>
      <text:p text:style-name="P5"/>
      <text:p text:style-name="P2">bool Account::withdraw(double amount) {</text:p>
      <text:p text:style-name="P4">    <text:span text:style-name="T1">if (amount &gt; balance) return false;</text:span></text:p>
      <text:p text:style-name="P4">    <text:span text:style-name="T1">balance -= amount;</text:span></text:p>
      <text:p text:style-name="P4">    <text:span text:style-name="T1">addTransaction(Transaction(id, "Withdraw", -amount, Utils::getCurrentDate()));</text:span></text:p>
      <text:p text:style-name="P4">    <text:span text:style-name="T1">return true;</text:span></text:p>
      <text:p text:style-name="P2">}</text:p>
      <text:p text:style-name="P5"/>
      <text:p text:style-name="P2">std::vector&lt;Transaction&gt; Account::getHistory(int limit) const {</text:p>
      <text:p text:style-name="P4">    <text:span text:style-name="T1">std::vector&lt;Transaction&gt; hist;</text:span></text:p>
      <text:p text:style-name="P4">    <text:span text:style-name="T1">int start = transactions.size() &gt; limit ? transactions.size() - limit : 0;</text:span></text:p>
      <text:p text:style-name="P4">    <text:span text:style-name="T1">for (int i = start; i &lt; transactions.size(); ++i) {</text:span></text:p>
      <text:p text:style-name="P4">        <text:span text:style-name="T1">hist.push_back(transactions[i]</text:span></text:p>
      <text:p text:style-name="P4">    <text:span text:style-name="T1">}</text:span></text:p>
      <text:p text:style-name="P4">    <text:span text:style-name="T1">return hist;</text:span></text:p>
      <text:p text:style-name="P2">}</text:p>
      <text:p text:style-name="P5"/>
      <text:p text:style-name="P2">void Account::addTransaction(const Transaction&amp; t) {</text:p>
      <text:p text:style-name="P4">    <text:span text:style-name="T1">transactions.push_back(t);</text:span></text:p>
      <text:p text:style-name="P2">}</text:p>
      <text:p text:style-name="P5"/>
      <text:p text:style-name="P5"/>
      <text:p text:style-name="P2">===================</text:p>
      <text:p text:style-name="P5"/>
      <text:p text:style-name="P5"/>
      <text:p text:style-name="P1">#ifndef FACTORIES_H</text:p>
      <text:p text:style-name="P2">#define FACTORIES_H</text:p>
      <text:p text:style-name="P5"/>
      <text:p text:style-name="P2">#include "Account.h"</text:p>
      <text:p text:style-name="P2">#include "Transaction.h"</text:p>
      <text:p text:style-name="P2"><text:soft-page-break/>#include &lt;string&gt;</text:p>
      <text:p text:style-name="P5"/>
      <text:p text:style-name="P2">class AccountFactory {</text:p>
      <text:p text:style-name="P2">public:</text:p>
      <text:p text:style-name="P4">    <text:span text:style-name="T1">static Account* createAccount(int id, std::string name, std::string username, std::string password, double initialBalance = 0.0);</text:span></text:p>
      <text:p text:style-name="P2">};</text:p>
      <text:p text:style-name="P5"/>
      <text:p text:style-name="P2">class TransactionFactory {</text:p>
      <text:p text:style-name="P2">public:</text:p>
      <text:p text:style-name="P4">    <text:span text:style-name="T1">static Transaction* createDeposit(int accountId, double amount);</text:span></text:p>
      <text:p text:style-name="P4">    <text:span text:style-name="T1">static Transaction* createWithdraw(int accountId, double amount);</text:span></text:p>
      <text:p text:style-name="P4">    <text:span text:style-name="T1">static Transaction* createFD(int accountId, double amount, int months, double maturity);</text:span></text:p>
      <text:p text:style-name="P2">};</text:p>
      <text:p text:style-name="P5"/>
      <text:p text:style-name="P2">#endif</text:p>
      <text:p text:style-name="P5"/>
      <text:p text:style-name="P5"/>
      <text:p text:style-name="P5"/>
      <text:p text:style-name="P2">====================</text:p>
      <text:p text:style-name="P5"/>
      <text:p text:style-name="P2">#include "Factories.h"</text:p>
      <text:p text:style-name="P2">#include "Utils.h"</text:p>
      <text:p text:style-name="P5"/>
      <text:p text:style-name="P2">Account* AccountFactory::createAccount(</text:p>
      <text:p text:style-name="P4">    <text:span text:style-name="T1">unsigned long hashedPw = Utils::hashPassword(password);</text:span></text:p>
      <text:p text:style-name="P4">    <text:span text:style-name="T1">auto acc = new Account(id, name, username, hashedPw, initialBalance);</text:span></text:p>
      <text:p text:style-name="P4">    <text:span text:style-name="T1">if (initialBalance &gt; 0) {</text:span></text:p>
      <text:p text:style-name="P4">        <text:span text:style-name="T1">acc-&gt;addTransaction(</text:span></text:p>
      <text:p text:style-name="P4">    <text:span text:style-name="T1">}</text:span></text:p>
      <text:p text:style-name="P4">    <text:span text:style-name="T1">return acc;</text:span></text:p>
      <text:p text:style-name="P2">}</text:p>
      <text:p text:style-name="P5"/>
      <text:p text:style-name="P2">Transaction* TransactionFactory::</text:p>
      <text:p text:style-name="P4">    <text:span text:style-name="T1">return new Transaction(accountId, "Deposit", amount, Utils::getCurrentDate());</text:span></text:p>
      <text:p text:style-name="P2">}</text:p>
      <text:p text:style-name="P5"/>
      <text:p text:style-name="P2">Transaction* TransactionFactory::</text:p>
      <text:p text:style-name="P4">    <text:span text:style-name="T1">return new Transaction(accountId, "Withdraw", -amount, Utils::getCurrentDate());</text:span></text:p>
      <text:p text:style-name="P2">}</text:p>
      <text:p text:style-name="P5"/>
      <text:p text:style-name="P2">Transaction* TransactionFactory::createFD(</text:p>
      <text:p text:style-name="P4">    <text:span text:style-name="T1">std::string details = "FD for " + std::to_string(months) + " months, Maturity: " + std::to_string(maturity);</text:span></text:p>
      <text:p text:style-name="P4">    <text:span text:style-name="T1">return new Transaction(accountId, "FD", -amount, Utils::getCurrentDate(), details);</text:span></text:p>
      <text:p text:style-name="P2">}</text:p>
      <text:p text:style-name="P5"/>
      <text:p text:style-name="P2">===================</text:p>
      <text:p text:style-name="P5"/>
      <text:p text:style-name="P2">#ifndef DATABASE_H</text:p>
      <text:p text:style-name="P2">#define DATABASE_H</text:p>
      <text:p text:style-name="P5"/>
      <text:p text:style-name="P2"><text:soft-page-break/>#include &lt;vector&gt;</text:p>
      <text:p text:style-name="P2">#include &lt;fstream&gt;</text:p>
      <text:p text:style-name="P2">#include "Account.h"</text:p>
      <text:p text:style-name="P5"/>
      <text:p text:style-name="P2">class Database {</text:p>
      <text:p text:style-name="P2">private:</text:p>
      <text:p text:style-name="P4">    <text:span text:style-name="T1">static Database* instance;</text:span></text:p>
      <text:p text:style-name="P4">    <text:span text:style-name="T1">std::vector&lt;Account*&gt; accounts;</text:span></text:p>
      <text:p text:style-name="P4">    <text:span text:style-name="T1">int nextAccountId;</text:span></text:p>
      <text:p text:style-name="P4">    <text:span text:style-name="T1">std::string accountsFile = "accounts.txt";</text:span></text:p>
      <text:p text:style-name="P4">    <text:span text:style-name="T1">std::string transactionsFile = "transactions.txt";</text:span></text:p>
      <text:p text:style-name="P5"/>
      <text:p text:style-name="P4">    <text:span text:style-name="T1">Database();</text:span></text:p>
      <text:p text:style-name="P4">    <text:span text:style-name="T1">void loadAccounts();</text:span></text:p>
      <text:p text:style-name="P4">    <text:span text:style-name="T1">void saveAccounts();</text:span></text:p>
      <text:p text:style-name="P4">    <text:span text:style-name="T1">void loadTransactions();</text:span></text:p>
      <text:p text:style-name="P4">    <text:span text:style-name="T1">void saveTransactions();</text:span></text:p>
      <text:p text:style-name="P5"/>
      <text:p text:style-name="P2">public:</text:p>
      <text:p text:style-name="P4">    <text:span text:style-name="T1">static Database* getInstance();</text:span></text:p>
      <text:p text:style-name="P4">    <text:span text:style-name="T1">Account* getAccountByUsername(const std::string&amp; username);</text:span></text:p>
      <text:p text:style-name="P4">    <text:span text:style-name="T1">void addAccount(Account* acc);</text:span></text:p>
      <text:p text:style-name="P4">    <text:span text:style-name="T1">void updateAccount(Account* acc);</text:span></text:p>
      <text:p text:style-name="P4">    <text:span text:style-name="T1">int getNextAccountId() { return nextAccountId++; }</text:span></text:p>
      <text:p text:style-name="P4">    <text:span text:style-name="T1">~Database();</text:span></text:p>
      <text:p text:style-name="P2">};</text:p>
      <text:p text:style-name="P5"/>
      <text:p text:style-name="P2">#endif</text:p>
      <text:p text:style-name="P5"/>
      <text:p text:style-name="P5"/>
      <text:p text:style-name="P2">=================={==={==</text:p>
      <text:p text:style-name="P5"/>
      <text:p text:style-name="P5"/>
      <text:p text:style-name="P5"/>
      <text:p text:style-name="P2">#include "Database.h"</text:p>
      <text:p text:style-name="P2">#include &lt;sstream&gt;</text:p>
      <text:p text:style-name="P2">#include &lt;iostream&gt;</text:p>
      <text:p text:style-name="P5"/>
      <text:p text:style-name="P2">Database* Database::instance = nullptr;</text:p>
      <text:p text:style-name="P5"/>
      <text:p text:style-name="P2">Database::Database() : nextAccountId(1) {</text:p>
      <text:p text:style-name="P4">    <text:span text:style-name="T1">loadAccounts();</text:span></text:p>
      <text:p text:style-name="P4">    <text:span text:style-name="T1">loadTransactions();</text:span></text:p>
      <text:p text:style-name="P2">}</text:p>
      <text:p text:style-name="P5"/>
      <text:p text:style-name="P2">Database* Database::getInstance() {</text:p>
      <text:p text:style-name="P4">    <text:span text:style-name="T1">if (!instance) instance = new Database();</text:span></text:p>
      <text:p text:style-name="P4">    <text:span text:style-name="T1">return instance;</text:span></text:p>
      <text:p text:style-name="P2">}</text:p>
      <text:p text:style-name="P5"/>
      <text:p text:style-name="P2">void Database::loadAccounts() {</text:p>
      <text:p text:style-name="P4">    <text:span text:style-name="T1">std::ifstream file(accountsFile);</text:span></text:p>
      <text:p text:style-name="P4"><text:soft-page-break/>    <text:span text:style-name="T1">if (!file) return;</text:span></text:p>
      <text:p text:style-name="P4">    <text:span text:style-name="T1">std::string line;</text:span></text:p>
      <text:p text:style-name="P4">    <text:span text:style-name="T1">while (std::getline(file, line)) {</text:span></text:p>
      <text:p text:style-name="P4">        <text:span text:style-name="T1">std::stringstream ss(line);</text:span></text:p>
      <text:p text:style-name="P4">        <text:span text:style-name="T1">std::string token;</text:span></text:p>
      <text:p text:style-name="P4">        <text:span text:style-name="T1">std::vector&lt;std::string&gt; parts;</text:span></text:p>
      <text:p text:style-name="P4">        <text:span text:style-name="T1">while (std::getline(ss, token, '|')) parts.push_back(token);</text:span></text:p>
      <text:p text:style-name="P4">        <text:span text:style-name="T1">if (parts.size() == 5) {</text:span></text:p>
      <text:p text:style-name="P4">            <text:span text:style-name="T1">int id = std::stoi(parts[0]);</text:span></text:p>
      <text:p text:style-name="P4">            <text:span text:style-name="T1">std::string name = parts[1];</text:span></text:p>
      <text:p text:style-name="P4">            <text:span text:style-name="T1">std::string username = parts[2];</text:span></text:p>
      <text:p text:style-name="P4">            <text:span text:style-name="T1">unsigned long pw = std::stoul(parts[3]);</text:span></text:p>
      <text:p text:style-name="P4">            <text:span text:style-name="T1">double bal = std::stod(parts[4]);</text:span></text:p>
      <text:p text:style-name="P4">            <text:span text:style-name="T1">accounts.push_back(new Account(id, name, username, pw, bal));</text:span></text:p>
      <text:p text:style-name="P4">            <text:span text:style-name="T1">if (id &gt;= nextAccountId) nextAccountId = id + 1;</text:span></text:p>
      <text:p text:style-name="P4">        <text:span text:style-name="T1">}</text:span></text:p>
      <text:p text:style-name="P4">    <text:span text:style-name="T1">}</text:span></text:p>
      <text:p text:style-name="P4">    <text:span text:style-name="T1">file.close();</text:span></text:p>
      <text:p text:style-name="P2">}</text:p>
      <text:p text:style-name="P5"/>
      <text:p text:style-name="P2">void Database::saveAccounts() {</text:p>
      <text:p text:style-name="P4">    <text:span text:style-name="T1">std::ofstream file(accountsFile);</text:span></text:p>
      <text:p text:style-name="P4">    <text:span text:style-name="T1">for (auto acc : accounts) {</text:span></text:p>
      <text:p text:style-name="P4">        <text:span text:style-name="T1">file &lt;&lt; acc-&gt;id &lt;&lt; "|" &lt;&lt; acc-&gt;name &lt;&lt; "|" &lt;&lt; acc-&gt;username &lt;&lt; "|" &lt;&lt; acc-&gt;hashedPassword &lt;&lt; "|" &lt;&lt; acc-&gt;balance &lt;&lt; "\n";</text:span></text:p>
      <text:p text:style-name="P4">    <text:span text:style-name="T1">}</text:span></text:p>
      <text:p text:style-name="P4">    <text:span text:style-name="T1">file.close();</text:span></text:p>
      <text:p text:style-name="P2">}</text:p>
      <text:p text:style-name="P5"/>
      <text:p text:style-name="P2">void Database::loadTransactions() {</text:p>
      <text:p text:style-name="P4">    <text:span text:style-name="T1">std::ifstream file(transactionsFile);</text:span></text:p>
      <text:p text:style-name="P4">    <text:span text:style-name="T1">if (!file) return;</text:span></text:p>
      <text:p text:style-name="P4">    <text:span text:style-name="T1">std::string line;</text:span></text:p>
      <text:p text:style-name="P4">    <text:span text:style-name="T1">while (std::getline(file, line)) {</text:span></text:p>
      <text:p text:style-name="P4">        <text:span text:style-name="T1">std::stringstream ss(line);</text:span></text:p>
      <text:p text:style-name="P4">        <text:span text:style-name="T1">std::string token;</text:span></text:p>
      <text:p text:style-name="P4">        <text:span text:style-name="T1">std::vector&lt;std::string&gt; parts;</text:span></text:p>
      <text:p text:style-name="P4">        <text:span text:style-name="T1">while (std::getline(ss, token, '|')) parts.push_back(token);</text:span></text:p>
      <text:p text:style-name="P4">        <text:span text:style-name="T1">if (parts.size() &gt;= 4) {</text:span></text:p>
      <text:p text:style-name="P4">            <text:span text:style-name="T1">int accId = std::stoi(parts[0]);</text:span></text:p>
      <text:p text:style-name="P4">            <text:span text:style-name="T1">std::string type = parts[1];</text:span></text:p>
      <text:p text:style-name="P4">            <text:span text:style-name="T1">double amt = std::stod(parts[2]);</text:span></text:p>
      <text:p text:style-name="P4">            <text:span text:style-name="T1">std::string date = parts[3];</text:span></text:p>
      <text:p text:style-name="P4">            <text:span text:style-name="T1">std::string details = parts.size() &gt; 4 ? parts[4] : "";</text:span></text:p>
      <text:p text:style-name="P4">            <text:span text:style-name="T1">auto acc = getAccountByUsername(""); // Find by id</text:span></text:p>
      <text:p text:style-name="P4">            <text:span text:style-name="T1">for (auto a : accounts) {</text:span></text:p>
      <text:p text:style-name="P4">                <text:span text:style-name="T1">if (a-&gt;id == accId) {</text:span></text:p>
      <text:p text:style-name="P4">                    <text:span text:style-name="T1">a-&gt;transactions.push_back(</text:span></text:p>
      <text:p text:style-name="P4">                    <text:span text:style-name="T1">break;</text:span></text:p>
      <text:p text:style-name="P4">                <text:span text:style-name="T1">}</text:span></text:p>
      <text:p text:style-name="P4">            <text:span text:style-name="T1">}</text:span></text:p>
      <text:p text:style-name="P4">        <text:span text:style-name="T1">}</text:span></text:p>
      <text:p text:style-name="P4"><text:soft-page-break/>    <text:span text:style-name="T1">}</text:span></text:p>
      <text:p text:style-name="P4">    <text:span text:style-name="T1">file.close();</text:span></text:p>
      <text:p text:style-name="P2">}</text:p>
      <text:p text:style-name="P5"/>
      <text:p text:style-name="P2">void Database::saveTransactions() {</text:p>
      <text:p text:style-name="P4">    <text:span text:style-name="T1">std::ofstream file(transactionsFile);</text:span></text:p>
      <text:p text:style-name="P4">    <text:span text:style-name="T1">for (auto acc : accounts) {</text:span></text:p>
      <text:p text:style-name="P4">        <text:span text:style-name="T1">for (auto&amp; t : acc-&gt;transactions) {</text:span></text:p>
      <text:p text:style-name="P4">            <text:span text:style-name="T1">file &lt;&lt; t.accountId &lt;&lt; "|" &lt;&lt; t.type &lt;&lt; "|" &lt;&lt; t.amount &lt;&lt; "|" &lt;&lt; t.date &lt;&lt; "|" &lt;&lt; t.details &lt;&lt; "\n";</text:span></text:p>
      <text:p text:style-name="P4">        <text:span text:style-name="T1">}</text:span></text:p>
      <text:p text:style-name="P4">    <text:span text:style-name="T1">}</text:span></text:p>
      <text:p text:style-name="P4">    <text:span text:style-name="T1">file.close();</text:span></text:p>
      <text:p text:style-name="P2">}</text:p>
      <text:p text:style-name="P5"/>
      <text:p text:style-name="P2">Account* Database::</text:p>
      <text:p text:style-name="P4">    <text:span text:style-name="T1">for (auto acc : accounts) {</text:span></text:p>
      <text:p text:style-name="P4">        <text:span text:style-name="T1">if (acc-&gt;username == username) return acc;</text:span></text:p>
      <text:p text:style-name="P4">    <text:span text:style-name="T1">}</text:span></text:p>
      <text:p text:style-name="P4">    <text:span text:style-name="T1">return nullptr;</text:span></text:p>
      <text:p text:style-name="P2">}</text:p>
      <text:p text:style-name="P5"/>
      <text:p text:style-name="P2">void Database::addAccount(Account* acc) {</text:p>
      <text:p text:style-name="P4">    <text:span text:style-name="T1">accounts.push_back(acc);</text:span></text:p>
      <text:p text:style-name="P4">    <text:span text:style-name="T1">saveAccounts();</text:span></text:p>
      <text:p text:style-name="P4">    <text:span text:style-name="T1">saveTransactions();</text:span></text:p>
      <text:p text:style-name="P2">}</text:p>
      <text:p text:style-name="P5"/>
      <text:p text:style-name="P2">void Database::updateAccount(</text:p>
      <text:p text:style-name="P4">    <text:span text:style-name="T1">saveAccounts();</text:span></text:p>
      <text:p text:style-name="P4">    <text:span text:style-name="T1">saveTransactions();</text:span></text:p>
      <text:p text:style-name="P2">}</text:p>
      <text:p text:style-name="P5"/>
      <text:p text:style-name="P2">Database::~Database() {</text:p>
      <text:p text:style-name="P4">    <text:span text:style-name="T1">saveAccounts();</text:span></text:p>
      <text:p text:style-name="P4">    <text:span text:style-name="T1">saveTransactions();</text:span></text:p>
      <text:p text:style-name="P4">    <text:span text:style-name="T1">for (auto acc : accounts) delete acc;</text:span></text:p>
      <text:p text:style-name="P2">}</text:p>
      <text:p text:style-name="P5"/>
      <text:p text:style-name="P5"/>
      <text:p text:style-name="P2">============</text:p>
      <text:p text:style-name="P5"/>
      <text:p text:style-name="P2">#ifndef BANK_H</text:p>
      <text:p text:style-name="P2">#define BANK_H</text:p>
      <text:p text:style-name="P5"/>
      <text:p text:style-name="P2">#include "Database.h"</text:p>
      <text:p text:style-name="P2">#include "Account.h"</text:p>
      <text:p text:style-name="P5"/>
      <text:p text:style-name="P2">class Bank {</text:p>
      <text:p text:style-name="P2">private:</text:p>
      <text:p text:style-name="P4">    <text:span text:style-name="T1">static Bank* instance;</text:span></text:p>
      <text:p text:style-name="P4">    <text:span text:style-name="T1">Database* db;</text:span></text:p>
      <text:p text:style-name="P4"><text:soft-page-break/>    <text:span text:style-name="T1">Account* currentAccount;</text:span></text:p>
      <text:p text:style-name="P5"/>
      <text:p text:style-name="P4">    <text:span text:style-name="T1">Bank();</text:span></text:p>
      <text:p text:style-name="P5"/>
      <text:p text:style-name="P2">public:</text:p>
      <text:p text:style-name="P4">    <text:span text:style-name="T1">static Bank* getInstance();</text:span></text:p>
      <text:p text:style-name="P4">    <text:span text:style-name="T1">bool login(const std::string&amp; username, const std::string&amp; password);</text:span></text:p>
      <text:p text:style-name="P4">    <text:span text:style-name="T1">void logout();</text:span></text:p>
      <text:p text:style-name="P4">    <text:span text:style-name="T1">void createAccount(const std::string&amp; name, const std::string&amp; username, const std::string&amp; password, double initialBalance);</text:span></text:p>
      <text:p text:style-name="P4">    <text:span text:style-name="T1">void deposit(double amount);</text:span></text:p>
      <text:p text:style-name="P4">    <text:span text:style-name="T1">bool withdraw(double amount);</text:span></text:p>
      <text:p text:style-name="P4">    <text:span text:style-name="T1">double getBalance();</text:span></text:p>
      <text:p text:style-name="P4">    <text:span text:style-name="T1">void showDetails();</text:span></text:p>
      <text:p text:style-name="P4">    <text:span text:style-name="T1">void showHistory();</text:span></text:p>
      <text:p text:style-name="P4">    <text:span text:style-name="T1">void openFD(double amount, int months);</text:span></text:p>
      <text:p text:style-name="P2">};</text:p>
      <text:p text:style-name="P5"/>
      <text:p text:style-name="P2">#endif</text:p>
      <text:p text:style-name="P5"/>
      <text:p text:style-name="P2">=========={{{{{{{{===========</text:p>
      <text:p text:style-name="P5"/>
      <text:p text:style-name="P5"/>
      <text:p text:style-name="P2">#include "Bank.h"</text:p>
      <text:p text:style-name="P2">#include "Factories.h"</text:p>
      <text:p text:style-name="P2">#include "Utils.h"</text:p>
      <text:p text:style-name="P2">#include &lt;iostream&gt;</text:p>
      <text:p text:style-name="P2">#include &lt;cmath&gt;</text:p>
      <text:p text:style-name="P5"/>
      <text:p text:style-name="P2">Bank* Bank::instance = nullptr;</text:p>
      <text:p text:style-name="P5"/>
      <text:p text:style-name="P2">Bank::Bank() : db(Database::getInstance()), currentAccount(nullptr) {}</text:p>
      <text:p text:style-name="P5"/>
      <text:p text:style-name="P2">Bank* Bank::getInstance() {</text:p>
      <text:p text:style-name="P4">    <text:span text:style-name="T1">if (!instance) instance = new Bank();</text:span></text:p>
      <text:p text:style-name="P4">    <text:span text:style-name="T1">return instance;</text:span></text:p>
      <text:p text:style-name="P2">}</text:p>
      <text:p text:style-name="P5"/>
      <text:p text:style-name="P2">bool Bank::login(const std::string&amp; username, const std::string&amp; password) {</text:p>
      <text:p text:style-name="P4">    <text:span text:style-name="T1">auto acc = db-&gt;getAccountByUsername(</text:span></text:p>
      <text:p text:style-name="P4">    <text:span text:style-name="T1">if (acc &amp;&amp; acc-&gt;hashedPassword == Utils::hashPassword(password)) {</text:span></text:p>
      <text:p text:style-name="P4">        <text:span text:style-name="T1">currentAccount = acc;</text:span></text:p>
      <text:p text:style-name="P4">        <text:span text:style-name="T1">return true;</text:span></text:p>
      <text:p text:style-name="P4">    <text:span text:style-name="T1">}</text:span></text:p>
      <text:p text:style-name="P4">    <text:span text:style-name="T1">return false;</text:span></text:p>
      <text:p text:style-name="P2">}</text:p>
      <text:p text:style-name="P5"/>
      <text:p text:style-name="P2">void Bank::logout() {</text:p>
      <text:p text:style-name="P4">    <text:span text:style-name="T1">currentAccount = nullptr;</text:span></text:p>
      <text:p text:style-name="P2">}</text:p>
      <text:p text:style-name="P5"/>
      <text:p text:style-name="P2"><text:soft-page-break/>void Bank::createAccount(const std::string&amp; name, const std::string&amp; username, const std::string&amp; password, double initialBalance) {</text:p>
      <text:p text:style-name="P4">    <text:span text:style-name="T1">if (db-&gt;getAccountByUsername(</text:span></text:p>
      <text:p text:style-name="P4">        <text:span text:style-name="T1">std::cout &lt;&lt; "Username exists.\n";</text:span></text:p>
      <text:p text:style-name="P4">        <text:span text:style-name="T1">return;</text:span></text:p>
      <text:p text:style-name="P4">    <text:span text:style-name="T1">}</text:span></text:p>
      <text:p text:style-name="P4">    <text:span text:style-name="T1">int id = db-&gt;getNextAccountId();</text:span></text:p>
      <text:p text:style-name="P4">    <text:span text:style-name="T1">auto acc = AccountFactory::createAccount(</text:span></text:p>
      <text:p text:style-name="P4">    <text:span text:style-name="T1">db-&gt;addAccount(acc);</text:span></text:p>
      <text:p text:style-name="P2">}</text:p>
      <text:p text:style-name="P5"/>
      <text:p text:style-name="P2">void Bank::deposit(double amount) {</text:p>
      <text:p text:style-name="P4">    <text:span text:style-name="T1">if (!currentAccount || amount &lt;= 0) return;</text:span></text:p>
      <text:p text:style-name="P4">    <text:span text:style-name="T1">currentAccount-&gt;deposit(</text:span></text:p>
      <text:p text:style-name="P4">    <text:span text:style-name="T1">db-&gt;updateAccount(</text:span></text:p>
      <text:p text:style-name="P2">}</text:p>
      <text:p text:style-name="P5"/>
      <text:p text:style-name="P2">bool Bank::withdraw(double amount) {</text:p>
      <text:p text:style-name="P4">    <text:span text:style-name="T1">if (!currentAccount || amount &lt;= 0) return false;</text:span></text:p>
      <text:p text:style-name="P4">    <text:span text:style-name="T1">bool success = currentAccount-&gt;withdraw(</text:span></text:p>
      <text:p text:style-name="P4">    <text:span text:style-name="T1">if (success) db-&gt;updateAccount(</text:span></text:p>
      <text:p text:style-name="P4">    <text:span text:style-name="T1">return success;</text:span></text:p>
      <text:p text:style-name="P2">}</text:p>
      <text:p text:style-name="P5"/>
      <text:p text:style-name="P2">double Bank::getBalance() {</text:p>
      <text:p text:style-name="P4">    <text:span text:style-name="T1">return currentAccount ? currentAccount-&gt;getBalance() : 0.0;</text:span></text:p>
      <text:p text:style-name="P2">}</text:p>
      <text:p text:style-name="P5"/>
      <text:p text:style-name="P2">void Bank::showDetails() {</text:p>
      <text:p text:style-name="P4">    <text:span text:style-name="T1">if (!currentAccount) return;</text:span></text:p>
      <text:p text:style-name="P4">    <text:span text:style-name="T1">std::cout &lt;&lt; "ID: " &lt;&lt; currentAccount-&gt;id &lt;&lt; "\nName: " &lt;&lt; currentAccount-&gt;name &lt;&lt; "\nUsername: " &lt;&lt; currentAccount-&gt;username &lt;&lt; "\nBalance: " &lt;&lt; currentAccount-&gt;balance &lt;&lt; "\n";</text:span></text:p>
      <text:p text:style-name="P2">}</text:p>
      <text:p text:style-name="P5"/>
      <text:p text:style-name="P2">void Bank::showHistory() {</text:p>
      <text:p text:style-name="P4">    <text:span text:style-name="T1">if (!currentAccount) return;</text:span></text:p>
      <text:p text:style-name="P4">    <text:span text:style-name="T1">auto hist = currentAccount-&gt;getHistory();</text:span></text:p>
      <text:p text:style-name="P4">    <text:span text:style-name="T1">for (auto&amp; t : hist) {</text:span></text:p>
      <text:p text:style-name="P4">        <text:span text:style-name="T1">std::cout &lt;&lt; t.date &lt;&lt; " - " &lt;&lt; t.type &lt;&lt; ": " &lt;&lt; t.amount &lt;&lt; " " &lt;&lt; t.details &lt;&lt; "\n";</text:span></text:p>
      <text:p text:style-name="P4">    <text:span text:style-name="T1">}</text:span></text:p>
      <text:p text:style-name="P2">}</text:p>
      <text:p text:style-name="P5"/>
      <text:p text:style-name="P2">void Bank::openFD(double amount, int months) {</text:p>
      <text:p text:style-name="P4">    <text:span text:style-name="T1">if (!currentAccount || amount &lt;= 0 || (months != 12 &amp;&amp; months != 24)) return;</text:span></text:p>
      <text:p text:style-name="P4">    <text:span text:style-name="T1">if (!withdraw(amount)) return; // Withdraw for FD</text:span></text:p>
      <text:p text:style-name="P4">    <text:span text:style-name="T1">double rate = 0.05; // 5%</text:span></text:p>
      <text:p text:style-name="P4">    <text:span text:style-name="T1">double maturity = amount * std::pow(1 + rate, months / 12.0);</text:span></text:p>
      <text:p text:style-name="P4">    <text:span text:style-name="T1">auto t = TransactionFactory::createFD(</text:span></text:p>
      <text:p text:style-name="P4">    <text:span text:style-name="T1">currentAccount-&gt;</text:span></text:p>
      <text:p text:style-name="P4">    <text:span text:style-name="T1">delete t;</text:span></text:p>
      <text:p text:style-name="P4">    <text:span text:style-name="T1">db-&gt;updateAccount(</text:span></text:p>
      <text:p text:style-name="P4"><text:soft-page-break/>    <text:span text:style-name="T1">std::cout &lt;&lt; "FD opened. Maturity: " &lt;&lt; maturity &lt;&lt; "\n";</text:span></text:p>
      <text:p text:style-name="P2">}</text:p>
      <text:p text:style-name="P5"/>
      <text:p text:style-name="P2">========={{{={==========</text:p>
      <text:p text:style-name="P5"/>
      <text:p text:style-name="P2">#include "Bank.h"</text:p>
      <text:p text:style-name="P2">#include &lt;iostream&gt;</text:p>
      <text:p text:style-name="P2">#include &lt;string&gt;</text:p>
      <text:p text:style-name="P5"/>
      <text:p text:style-name="P2">void showMenu() {</text:p>
      <text:p text:style-name="P4">    <text:span text:style-name="T1">std::cout &lt;&lt; "1. Create Account\n2. Login\n3. Deposit\n4. Withdraw\n5. Balance\n6. Details\n7. History\n8. Open FD\n9. Logout\n10. Exit\n";</text:span></text:p>
      <text:p text:style-name="P2">}</text:p>
      <text:p text:style-name="P5"/>
      <text:p text:style-name="P2">int main() {</text:p>
      <text:p text:style-name="P4">    <text:span text:style-name="T1">auto bank = Bank::getInstance();</text:span></text:p>
      <text:p text:style-name="P4">    <text:span text:style-name="T1">int choice;</text:span></text:p>
      <text:p text:style-name="P4">    <text:span text:style-name="T1">bool running = true;</text:span></text:p>
      <text:p text:style-name="P5"/>
      <text:p text:style-name="P4">    <text:span text:style-name="T1">while (running) {</text:span></text:p>
      <text:p text:style-name="P4">        <text:span text:style-name="T1">showMenu();</text:span></text:p>
      <text:p text:style-name="P4">        <text:span text:style-name="T1">std::cin &gt;&gt; choice;</text:span></text:p>
      <text:p text:style-name="P4">        <text:span text:style-name="T1">if (choice == 1) {</text:span></text:p>
      <text:p text:style-name="P4">            <text:span text:style-name="T1">std::string name, username, password;</text:span></text:p>
      <text:p text:style-name="P4">            <text:span text:style-name="T1">double initBal;</text:span></text:p>
      <text:p text:style-name="P4">            <text:span text:style-name="T1">std::cout &lt;&lt; "Name: "; std::cin &gt;&gt; name;</text:span></text:p>
      <text:p text:style-name="P4">            <text:span text:style-name="T1">std::cout &lt;&lt; "Username: "; std::cin &gt;&gt; username;</text:span></text:p>
      <text:p text:style-name="P4">            <text:span text:style-name="T1">std::cout &lt;&lt; "Password: "; std::cin &gt;&gt; password;</text:span></text:p>
      <text:p text:style-name="P4">            <text:span text:style-name="T1">std::cout &lt;&lt; "Initial Balance: "; std::cin &gt;&gt; initBal;</text:span></text:p>
      <text:p text:style-name="P4">            <text:span text:style-name="T1">bank-&gt;createAccount(name, username, password, initBal);</text:span></text:p>
      <text:p text:style-name="P4">        <text:span text:style-name="T1">} else if (choice == 2) {</text:span></text:p>
      <text:p text:style-name="P4">            <text:span text:style-name="T1">std::string username, password;</text:span></text:p>
      <text:p text:style-name="P4">            <text:span text:style-name="T1">std::cout &lt;&lt; "Username: "; std::cin &gt;&gt; username;</text:span></text:p>
      <text:p text:style-name="P4">            <text:span text:style-name="T1">std::cout &lt;&lt; "Password: "; std::cin &gt;&gt; password;</text:span></text:p>
      <text:p text:style-name="P4">            <text:span text:style-name="T1">if (bank-&gt;login(username, password)) std::cout &lt;&lt; "Logged in.\n";</text:span></text:p>
      <text:p text:style-name="P4">            <text:span text:style-name="T1">else std::cout &lt;&lt; "Invalid credentials.\n";</text:span></text:p>
      <text:p text:style-name="P4">        <text:span text:style-name="T1">} else if (choice == 3) {</text:span></text:p>
      <text:p text:style-name="P4">            <text:span text:style-name="T1">double amt;</text:span></text:p>
      <text:p text:style-name="P4">            <text:span text:style-name="T1">std::cout &lt;&lt; "Amount: "; std::cin &gt;&gt; amt;</text:span></text:p>
      <text:p text:style-name="P4">            <text:span text:style-name="T1">bank-&gt;deposit(amt);</text:span></text:p>
      <text:p text:style-name="P4">        <text:span text:style-name="T1">} else if (choice == 4) {</text:span></text:p>
      <text:p text:style-name="P4">            <text:span text:style-name="T1">double amt;</text:span></text:p>
      <text:p text:style-name="P4">            <text:span text:style-name="T1">std::cout &lt;&lt; "Amount: "; std::cin &gt;&gt; amt;</text:span></text:p>
      <text:p text:style-name="P4">            <text:span text:style-name="T1">if (bank-&gt;withdraw(amt)) std::cout &lt;&lt; "Withdrawn.\n";</text:span></text:p>
      <text:p text:style-name="P4">            <text:span text:style-name="T1">else std::cout &lt;&lt; "Insufficient balance.\n";</text:span></text:p>
      <text:p text:style-name="P4">        <text:span text:style-name="T1">} else if (choice == 5) {</text:span></text:p>
      <text:p text:style-name="P4">            <text:span text:style-name="T1">std::cout &lt;&lt; "Balance: " &lt;&lt; bank-&gt;getBalance() &lt;&lt; "\n";</text:span></text:p>
      <text:p text:style-name="P4">        <text:span text:style-name="T1">} else if (choice == 6) {</text:span></text:p>
      <text:p text:style-name="P4">            <text:span text:style-name="T1">bank-&gt;showDetails();</text:span></text:p>
      <text:p text:style-name="P4">        <text:span text:style-name="T1">} else if (choice == 7) {</text:span></text:p>
      <text:p text:style-name="P4">            <text:span text:style-name="T1">bank-&gt;showHistory();</text:span></text:p>
      <text:p text:style-name="P4">        <text:span text:style-name="T1">} else if (choice == 8) {</text:span></text:p>
      <text:p text:style-name="P4"><text:soft-page-break/>            <text:span text:style-name="T1">double amt;</text:span></text:p>
      <text:p text:style-name="P4">            <text:span text:style-name="T1">int months;</text:span></text:p>
      <text:p text:style-name="P4">            <text:span text:style-name="T1">std::cout &lt;&lt; "Amount: "; std::cin &gt;&gt; amt;</text:span></text:p>
      <text:p text:style-name="P4">            <text:span text:style-name="T1">std::cout &lt;&lt; "Months (12/24): "; std::cin &gt;&gt; months;</text:span></text:p>
      <text:p text:style-name="P4">            <text:span text:style-name="T1">bank-&gt;openFD(amt, months);</text:span></text:p>
      <text:p text:style-name="P4">        <text:span text:style-name="T1">} else if (choice == 9) {</text:span></text:p>
      <text:p text:style-name="P4">            <text:span text:style-name="T1">bank-&gt;logout();</text:span></text:p>
      <text:p text:style-name="P4">        <text:span text:style-name="T1">} else if (choice == 10) {</text:span></text:p>
      <text:p text:style-name="P4">            <text:span text:style-name="T1">running = false;</text:span></text:p>
      <text:p text:style-name="P4">        <text:span text:style-name="T1">}</text:span></text:p>
      <text:p text:style-name="P4">    <text:span text:style-name="T1">}</text:span></text:p>
      <text:p text:style-name="P4">    <text:span text:style-name="T1">return 0;</text:span></text:p>
      <text:p text:style-name="P2">}</text:p>
      <text:p text:style-name="P5"/>
      <text:p text:style-name="P5"/>
      <text:p text:style-name="P2">=============={</text:p>
      <text:p text:style-name="P5"/>
      <text:p text:style-name="P5"/>
      <text:p text:style-name="P2">#include &lt;gtest/gtest.h&gt;</text:p>
      <text:p text:style-name="P2">#include "Account.h"</text:p>
      <text:p text:style-name="P2">#include "Utils.h"</text:p>
      <text:p text:style-name="P5"/>
      <text:p text:style-name="P2">TEST(AccountTest, Deposit) {</text:p>
      <text:p text:style-name="P4">    <text:span text:style-name="T1">Account acc(1, "Test", "testuser", Utils::hashPassword("pass"), 100.0);</text:span></text:p>
      <text:p text:style-name="P4">    <text:span text:style-name="T1">acc.deposit(50.0);</text:span></text:p>
      <text:p text:style-name="P4">    <text:span text:style-name="T1">EXPECT_EQ(acc.getBalance(), 150.0);</text:span></text:p>
      <text:p text:style-name="P4">    <text:span text:style-name="T1">EXPECT_EQ(acc.transactions.</text:span></text:p>
      <text:p text:style-name="P2">}</text:p>
      <text:p text:style-name="P5"/>
      <text:p text:style-name="P2">TEST(AccountTest, WithdrawSuccess) {</text:p>
      <text:p text:style-name="P4">    <text:span text:style-name="T1">Account acc(1, "Test", "testuser", Utils::hashPassword("pass"), 100.0);</text:span></text:p>
      <text:p text:style-name="P4">    <text:span text:style-name="T1">bool success = acc.withdraw(50.0);</text:span></text:p>
      <text:p text:style-name="P4">    <text:span text:style-name="T1">EXPECT_TRUE(success);</text:span></text:p>
      <text:p text:style-name="P4">    <text:span text:style-name="T1">EXPECT_EQ(acc.getBalance(), 50.0);</text:span></text:p>
      <text:p text:style-name="P4">    <text:span text:style-name="T1">EXPECT_EQ(acc.transactions.</text:span></text:p>
      <text:p text:style-name="P2">}</text:p>
      <text:p text:style-name="P5"/>
      <text:p text:style-name="P2">TEST(AccountTest, WithdrawFail) {</text:p>
      <text:p text:style-name="P4">    <text:span text:style-name="T1">Account acc(1, "Test", "testuser", Utils::hashPassword("pass"), 100.0);</text:span></text:p>
      <text:p text:style-name="P4">    <text:span text:style-name="T1">bool success = acc.withdraw(150.0);</text:span></text:p>
      <text:p text:style-name="P4">    <text:span text:style-name="T1">EXPECT_FALSE(success);</text:span></text:p>
      <text:p text:style-name="P4">    <text:span text:style-name="T1">EXPECT_EQ(acc.getBalance(), 100.0);</text:span></text:p>
      <text:p text:style-name="P4">    <text:span text:style-name="T1">EXPECT_EQ(acc.transactions.</text:span></text:p>
      <text:p text:style-name="P2">}</text:p>
      <text:p text:style-name="P5"/>
      <text:p text:style-name="P2">TEST(AccountTest, History) {</text:p>
      <text:p text:style-name="P4">    <text:span text:style-name="T1">Account acc(1, "Test", "testuser", Utils::hashPassword("pass"), 0.0);</text:span></text:p>
      <text:p text:style-name="P4">    <text:span text:style-name="T1">acc.deposit(100.0);</text:span></text:p>
      <text:p text:style-name="P4">    <text:span text:style-name="T1">acc.withdraw(50.0);</text:span></text:p>
      <text:p text:style-name="P4">    <text:span text:style-name="T1">auto hist = acc.getHistory(5);</text:span></text:p>
      <text:p text:style-name="P4">    <text:span text:style-name="T1">EXPECT_EQ(hist.size(), 2);</text:span></text:p>
      <text:p text:style-name="P2">}</text:p>
      <text:p text:style-name="P5"><text:soft-page-break/></text:p>
      <text:p text:style-name="P5"/>
      <text:p text:style-name="P2">===========≠======{{{</text:p>
      <text:p text:style-name="P5"/>
      <text:p text:style-name="P2">#include &lt;gtest/gtest.h&gt;</text:p>
      <text:p text:style-name="P2">#include "Bank.h"</text:p>
      <text:p text:style-name="P2">#include "Utils.h"</text:p>
      <text:p text:style-name="P5"/>
      <text:p text:style-name="P2">TEST(BankTest, CreateAndLogin) {</text:p>
      <text:p text:style-name="P4">    <text:span text:style-name="T1">auto bank = Bank::getInstance();</text:span></text:p>
      <text:p text:style-name="P4">    <text:span text:style-name="T1">bank-&gt;createAccount("TestUser"</text:span></text:p>
      <text:p text:style-name="P4">    <text:span text:style-name="T1">bool logged = bank-&gt;login("test", "password");</text:span></text:p>
      <text:p text:style-name="P4">    <text:span text:style-name="T1">EXPECT_TRUE(logged);</text:span></text:p>
      <text:p text:style-name="P4">    <text:span text:style-name="T1">EXPECT_EQ(bank-&gt;getBalance(), 100.0);</text:span></text:p>
      <text:p text:style-name="P2">}</text:p>
      <text:p text:style-name="P5"/>
      <text:p text:style-name="P2">TEST(BankTest, InvalidLogin) {</text:p>
      <text:p text:style-name="P4">    <text:span text:style-name="T1">auto bank = Bank::getInstance();</text:span></text:p>
      <text:p text:style-name="P4">    <text:span text:style-name="T1">bool logged = bank-&gt;login("nonexistent", "wrong");</text:span></text:p>
      <text:p text:style-name="P4">    <text:span text:style-name="T1">EXPECT_FALSE(logged);</text:span></text:p>
      <text:p text:style-name="P2">}</text:p>
      <text:p text:style-name="P5"/>
      <text:p text:style-name="P2">TEST(BankTest, OpenFD) {</text:p>
      <text:p text:style-name="P4">    <text:span text:style-name="T1">auto bank = Bank::getInstance();</text:span></text:p>
      <text:p text:style-name="P4">    <text:span text:style-name="T1">bank-&gt;login("test", "password"); // Assuming from previous test</text:span></text:p>
      <text:p text:style-name="P4">    <text:span text:style-name="T1">bank-&gt;openFD(100.0, 12);</text:span></text:p>
      <text:p text:style-name="P4">    <text:span text:style-name="T1">EXPECT_EQ(bank-&gt;getBalance(), 0.0); // Withdrawn for FD</text:span></text:p>
      <text:p text:style-name="P4">    <text:span text:style-name="T1">// Maturity calculation tested implicitly</text:span></text:p>
      <text:p text:style-name="P2">}</text:p>
      <text:p text:style-name="P5"/>
      <text:p text:style-name="P2">// Add more tests for other functions..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22:33:59.645583702</meta:creation-date>
    <dc:date>2026-02-12T22:35:19.293354749</dc:date>
    <meta:editing-duration>PT1M25S</meta:editing-duration>
    <meta:editing-cycles>1</meta:editing-cycles>
    <meta:document-statistic meta:table-count="0" meta:image-count="0" meta:object-count="0" meta:page-count="12" meta:paragraph-count="475" meta:word-count="1556" meta:character-count="14719" meta:non-whitespace-character-count="11854"/>
    <meta:generator>LibreOffice/24.2.7.2$Linux_X86_64 LibreOffice_project/420$Build-2</meta:generator>
  </office:meta>
</office:document-meta>
</file>